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Table_20_Contents">ITEM</text:p>
          </table:table-cell>
          <table:table-cell table:style-name="Tabla1.A1" office:value-type="string">
            <text:p text:style-name="Table_20_Contents">DESCRIPCION</text:p>
          </table:table-cell>
          <table:table-cell table:style-name="Tabla1.A1" office:value-type="string">
            <text:p text:style-name="Table_20_Contents">OBSERVACIONES</text:p>
          </table:table-cell>
          <table:table-cell table:style-name="Tabla1.D1" office:value-type="string">
            <text:p text:style-name="Table_20_Contents">APLICADO</text:p>
          </table:table-cell>
        </table:table-row>
        <table:table-row>
          <table:table-cell table:style-name="Tabla1.A2" office:value-type="string">
            <text:p text:style-name="Table_20_Contents">Tomar numero de serie</text:p>
          </table:table-cell>
          <table:table-cell table:style-name="Tabla1.A2" office:value-type="string">
            <text:p text:style-name="Table_20_Contents">Por cada equipo registrar el numero de serie que lo identific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Tomar modelo y marca</text:p>
          </table:table-cell>
          <table:table-cell table:style-name="Tabla1.A2" office:value-type="string">
            <text:p text:style-name="Table_20_Contents">Registrar el modelo de la computadora y la marca ejemplo Asus 1005-h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r antivirus o actualizar</text:p>
          </table:table-cell>
          <table:table-cell table:style-name="Tabla1.A2" office:value-type="string">
            <text:p text:style-name="Table_20_Contents">Validar si se cuenta con antivirus, de no ser así instalarlo a actualizarl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idación de todos los drivers</text:p>
          </table:table-cell>
          <table:table-cell table:style-name="Tabla1.A2" office:value-type="string">
            <text:p text:style-name="Table_20_Contents">Probar si el sistema no cuenta con ningún error intern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ción de VPN</text:p>
          </table:table-cell>
          <table:table-cell table:style-name="Tabla1.A2" office:value-type="string">
            <text:p text:style-name="Table_20_Contents">Configurar la cuenta de acceso VPN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ción de Office</text:p>
          </table:table-cell>
          <table:table-cell table:style-name="Tabla1.A2" office:value-type="string">
            <text:p text:style-name="Table_20_Contents">Instalar librería office o activarl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respaldo</text:p>
          </table:table-cell>
          <table:table-cell table:style-name="Tabla1.A2" office:value-type="string">
            <text:p text:style-name="Table_20_Contents">Activar las tareas programadas, y habilitar la carpeta donde se guardaran todos los datos a respaldar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carpeta usuario</text:p>
          </table:table-cell>
          <table:table-cell table:style-name="Tabla1.A2" office:value-type="string">
            <text:p text:style-name="Table_20_Contents">Crear un enlace de acceso directo en escritorio de la carpeta de respaldo para mayor accesibilidad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tivación de cuenta administrador </text:p>
          </table:table-cell>
          <table:table-cell table:style-name="Tabla1.A2" office:value-type="string">
            <text:p text:style-name="Table_20_Contents">Crear cuenta de administrador con password default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correo</text:p>
          </table:table-cell>
          <table:table-cell table:style-name="Tabla1.A2" office:value-type="string">
            <text:p text:style-name="Table_20_Contents">Ligar los pst a la correcta dirección para evitar fallas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r Team Viewer</text:p>
          </table:table-cell>
          <table:table-cell table:style-name="Tabla1.A2" office:value-type="string">
            <text:p text:style-name="Table_20_Contents">Agregar programa a equip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segurar que el sistema esta activo</text:p>
          </table:table-cell>
          <table:table-cell table:style-name="Tabla1.A2" office:value-type="string">
            <text:p text:style-name="Table_20_Contents">Comprobar que la licencia de windows este activada y sea legal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s directos de help desk </text:p>
          </table:table-cell>
          <table:table-cell table:style-name="Tabla1.A2" office:value-type="string">
            <text:p text:style-name="Table_20_Contents">Crear en el escritorio accesos directos de sistema de tickets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 directo de forti <text:soft-page-break/>client VPN</text:p>
          </table:table-cell>
          <table:table-cell table:style-name="Tabla1.A2" office:value-type="string">
            <text:p text:style-name="Table_20_Contents">Acceso directo para <text:soft-page-break/>aplicación de configuración de VPN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clener</text:p>
          </table:table-cell>
          <table:table-cell table:style-name="Tabla1.A2" office:value-type="string">
            <text:p text:style-name="Table_20_Contents">Hacer una limpieza al sistema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 directo a sharepoint</text:p>
          </table:table-cell>
          <table:table-cell table:style-name="Tabla1.A2" office:value-type="string">
            <text:p text:style-name="Table_20_Contents">Crear el acceso directo al espacio virtual de trabajo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Quitar programas no deseados </text:p>
          </table:table-cell>
          <table:table-cell table:style-name="Tabla1.A2" office:value-type="string">
            <text:p text:style-name="Table_20_Contents">Buscar programas no adecuados para las maquinas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4:13:02</meta:creation-date>
    <dc:date>2015-04-02T18:17:45</dc:date>
    <meta:editing-duration>PT34M29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2" meta:paragraph-count="38" meta:word-count="230" meta:character-count="1458" meta:non-whitespace-character-count="1260"/>
  </office:meta>
</office:document-meta>
</file>